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10300002EED04E894B4.svm" manifest:media-type=""/>
  <manifest:file-entry manifest:full-path="Pictures/200000090000360F000010A545FA10C4.svm" manifest:media-type=""/>
  <manifest:file-entry manifest:full-path="Pictures/20000009000047BB0000156666FC39CF.svm" manifest:media-type=""/>
  <manifest:file-entry manifest:full-path="Pictures/2000000900004BA900003DCF55D672BB.svm" manifest:media-type=""/>
  <manifest:file-entry manifest:full-path="Pictures/2000000900005211000037D14CBC97F4.svm" manifest:media-type=""/>
  <manifest:file-entry manifest:full-path="Pictures/2000000900003F27000013556DE48D75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205430" officeooo:paragraph-rsid="00211c8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d770e" officeooo:paragraph-rsid="001d770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officeooo:rsid="001d770e" officeooo:paragraph-rsid="001d770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normal" officeooo:rsid="001d770e" officeooo:paragraph-rsid="001d770e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normal" officeooo:rsid="001d770e" officeooo:paragraph-rsid="001d770e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normal" officeooo:rsid="001d8e86" officeooo:paragraph-rsid="001d8e86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normal" officeooo:rsid="00205430" officeooo:paragraph-rsid="00205430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normal" officeooo:rsid="00205430" officeooo:paragraph-rsid="00211c8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bold" officeooo:rsid="00211c82" officeooo:paragraph-rsid="001d770e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022c196" officeooo:paragraph-rsid="0022c196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bold" officeooo:rsid="0022c196" officeooo:paragraph-rsid="0022c196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1d770e" officeooo:paragraph-rsid="001d770e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normal" officeooo:rsid="001d8e86" officeooo:paragraph-rsid="001d8e86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en" fo:country="US" fo:font-weight="normal" officeooo:rsid="00205430" officeooo:paragraph-rsid="00205430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MergeExtensionInstaller</text:p>
      <text:p text:style-name="P3"/>
      <text:p text:style-name="P4"><text:tab/>This is tool for fast comparing files in your branches. </text:p>
      <text:p text:style-name="P4"><text:tab/>WinMergeExtensionInstaller.exe is installation file for WinMergeExtension.exe program.</text:p>
      <text:p text:style-name="P9"/>
      <text:p text:style-name="P4"/>
      <text:p text:style-name="P4"><text:tab/>For install program please use next steps:</text:p>
      <text:p text:style-name="P4"/>
      <text:p text:style-name="P4"><draw:frame draw:style-name="fr1" draw:name="Image1" text:anchor-type="paragraph" svg:width="16.168cm" svg:height="4.949cm" draw:z-index="0"><draw:image xlink:href="Pictures/2000000900003F27000013556DE48D75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paragraph" svg:x="1.312cm" svg:y="0.397cm" svg:width="18.794cm" svg:height="12.783cm" draw:z-index="1"><draw:image xlink:href="Pictures/2000000900005211000037D14CBC97F4.svm" xlink:type="simple" xlink:show="embed" xlink:actuate="onLoad"/></draw:frame></text:p>
      <text:p text:style-name="P4"/>
      <text:p text:style-name="P4"/>
      <text:p text:style-name="P4"><text:soft-page-break/></text:p>
      <text:p text:style-name="P5"><text:tab/>Now this tool is installed at you local disk C:\\</text:p>
      <text:p text:style-name="P4"/>
      <text:p text:style-name="P4"><draw:frame draw:style-name="fr3" draw:name="Image3" text:anchor-type="paragraph" svg:width="18.364cm" svg:height="5.479cm" draw:z-index="2"><draw:image xlink:href="Pictures/20000009000047BB0000156666FC39CF.svm" xlink:type="simple" xlink:show="embed" xlink:actuate="onLoad"/></draw:frame></text:p>
      <text:p text:style-name="P4"/>
      <text:p text:style-name="P4"/>
      <text:p text:style-name="P6">For using this tool to compare </text:p>
      <text:p text:style-name="P6"/>
      <text:p text:style-name="P6"><draw:frame draw:style-name="fr1" draw:name="Image4" text:anchor-type="paragraph" svg:width="13.839cm" svg:height="4.262cm" draw:z-index="3"><draw:image xlink:href="Pictures/200000090000360F000010A545FA10C4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Choose come file you want to fast compare between diff SVN version and press right mouse button and choose Send to=&gt;<text:span text:style-name="T1">PrepareWinMerge.bat</text:span></text:p>
      <text:p text:style-name="P7"/>
      <text:p text:style-name="P7"><draw:frame draw:style-name="fr3" draw:name="Image5" text:anchor-type="paragraph" svg:width="16.076cm" svg:height="13.134cm" draw:z-index="4"><draw:image xlink:href="Pictures/2000000900004BA900003DCF55D672BB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paragraph" svg:x="1.069cm" svg:y="-0.259cm" svg:width="16.642cm" svg:height="12.014cm" draw:z-index="5"><draw:image xlink:href="Pictures/200000090000410300002EED04E894B4.svm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Settings</text:p>
      <text:p text:style-name="P10"/>
      <text:p text:style-name="P11"><text:tab/><text:tab/>BrPath - <text:span text:style-name="T3">Here you can set default location of your branches</text:span></text:p>
      <text:p text:style-name="P11"><text:tab/><text:tab/>UpdateUrl – <text:span text:style-name="T3">Here located</text:span> <text:span text:style-name="T3">folder with last version installer</text:span></text:p>
      <text:p text:style-name="P11"><text:tab/><text:tab/>UpdateFile<text:span text:style-name="T3"> – name of installer for update</text:span></text:p>
      <text:p text:style-name="P11"><text:tab/><text:tab/>CheckUpdates<text:span text:style-name="T3"> – is program need to check for updates each launched time</text:span></text:p>
      <text:p text:style-name="P11"><text:tab/><text:tab/>AutoUpdate<text:span text:style-name="T3"> – should this update be quite</text:span></text:p>
      <text:p text:style-name="P10"/>
      <text:p text:style-name="P7"/>
      <text:p text:style-name="P7"/>
      <text:p text:style-name="P8">This program is not perfect, so if you want to modify or write from zero same program, </text:p>
      <text:p text:style-name="P1"><text:span text:style-name="T2">you can find all source code in </text:span><text:a xlink:type="simple" xlink:href="https://github.com/Bohdan127/WinMergeExtension" text:style-name="Internet_20_link" text:visited-style-name="Visited_20_Internet_20_Link">https://github.com/Bohdan127/WinMergeExtension</text:a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0S</meta:editing-duration>
    <meta:editing-cycles>5</meta:editing-cycles>
    <meta:generator>LibreOffice/4.3.0.4$Windows_x86 LibreOffice_project/62ad5818884a2fc2e5780dd45466868d41009ec0</meta:generator>
    <dc:date>2016-01-22T16:42:44.171000000</dc:date>
    <meta:document-statistic meta:table-count="0" meta:image-count="6" meta:object-count="0" meta:page-count="4" meta:paragraph-count="15" meta:word-count="130" meta:character-count="882" meta:non-whitespace-character-count="745"/>
    <meta:user-defined meta:name="Info 1"/>
    <meta:user-defined meta:name="Info 2"/>
    <meta:user-defined meta:name="Info 3"/>
    <meta:user-defined meta:name="Info 4"/>
  </office:meta>
</office:document-meta>
</file>